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118in"/>
    </style:style>
    <style:style style:name="co2" style:family="table-column">
      <style:table-column-properties fo:break-before="auto" style:column-width="0.881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ultados-hilos-32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ultiplicando matrices de 100 x 1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0.00479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100 x 1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0.00189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100 x 1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0.00275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100 x 1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0.00284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100 x 1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0.00247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100 x 1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0.00226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100 x 1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0.00177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100 x 1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0.00199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100 x 1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0.00177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100 x 1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0.00199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500 x 5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0.14033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500 x 5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0.13976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500 x 5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0.13817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500 x 5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0.14162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500 x 5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0.13566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500 x 5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0.13735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500 x 5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0.13813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500 x 5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0.13685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500 x 5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0.13697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500 x 5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0.14073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1000 x 1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.17055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1000 x 1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.18231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1000 x 1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.17041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1000 x 1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.17296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1000 x 1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.17493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1000 x 1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.16861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1000 x 1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.17964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1000 x 1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.16606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1000 x 1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.18143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1000 x 1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.16814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2000 x 2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1.89822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2000 x 2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1.95343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2000 x 2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1.95801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2000 x 2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1.90393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2000 x 2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1.90716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2000 x 2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1.87008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2000 x 2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1.89649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2000 x 2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1.92179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2000 x 2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1.95985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2000 x 2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2.00719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3000 x 3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45.89460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3000 x 3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46.71233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3000 x 3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46.97554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3000 x 3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47.26710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3000 x 3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47.48115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3000 x 3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47.79948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3000 x 3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47.91044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3000 x 3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48.15547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3000 x 3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48.16896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3000 x 3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48.57576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4000 x 4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31.92314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4000 x 4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32.18164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4000 x 4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34.63772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4000 x 4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35.65047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4000 x 4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34.43866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4000 x 4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35.44151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4000 x 4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35.14549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4000 x 4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35.54327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4000 x 4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35.97395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4000 x 4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36.80490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5000 x 5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313.67095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5000 x 5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316.46019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5000 x 5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318.17245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5000 x 5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316.87312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5000 x 5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317.58766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5000 x 5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317.22984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5000 x 5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318.34426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5000 x 5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312.36530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5000 x 5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312.61138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5000 x 5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312.24897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6000 x 6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676.57333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6000 x 6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688.4801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6000 x 6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694.65451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6000 x 6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697.17196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6000 x 6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690.03416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6000 x 6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706.76551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6000 x 6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699.05013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6000 x 6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705.58757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6000 x 6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703.68949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6000 x 6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699.9567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240" meta:object-count="0"/>
    <meta:generator>LibreOffice/6.4.7.2$Linux_X86_64 LibreOffice_project/40$Build-2</meta:generator>
  </office:meta>
</office:document-meta>
</file>